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officeooo:paragraph-rsid="000096e7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5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0096e7" style:font-size-asian="14pt" style:font-name-complex="Arial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officeooo:paragraph-rsid="000096e7" style:font-size-asian="14pt" style:font-name-complex="Arial" style:font-size-complex="14pt"/>
    </style:style>
    <style:style style:name="P9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0096e7" style:font-size-asian="14pt" style:font-name-complex="Arial" style:font-size-complex="14pt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4pt" fo:language="ru" fo:country="RU" officeooo:paragraph-rsid="000096e7" fo:background-color="#ffffff" style:font-size-asian="14pt" style:font-name-complex="Arial" style:font-size-complex="14pt"/>
    </style:style>
    <style:style style:name="P11" style:family="paragraph" style:parent-style-name="Standard">
      <style:paragraph-properties fo:text-align="end" style:justify-single-word="false" style:writing-mode="lr-tb"/>
      <style:text-properties style:font-name="times new roman" officeooo:paragraph-rsid="000096e7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font-weight="bold" officeooo:rsid="000096e7" officeooo:paragraph-rsid="000096e7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096e7" officeooo:paragraph-rsid="000096e7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3aa35" officeooo:paragraph-rsid="0003aa35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3aa35" officeooo:paragraph-rsid="0004fb36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225bf" officeooo:paragraph-rsid="000096e7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3aa35" officeooo:paragraph-rsid="0003aa35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3aa35" officeooo:paragraph-rsid="0003aa35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3aa35" officeooo:paragraph-rsid="0003aa35" style:font-size-asian="14pt" style:font-weight-asian="bold" style:font-size-complex="16pt" style:font-weight-complex="bold"/>
    </style:style>
    <style:style style:name="P20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4fb36" officeooo:paragraph-rsid="0004fb36" style:font-size-asian="14pt" style:font-weight-asian="bold" style:font-size-complex="16pt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22" style:family="paragraph" style:parent-style-name="Text_20_body" style:list-style-name="L1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096e7" officeooo:paragraph-rsid="000096e7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4fb36" officeooo:paragraph-rsid="0004fb36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3aa35" officeooo:paragraph-rsid="0004fb36" style:font-size-asian="14pt" style:font-weight-asian="bold" style:font-size-complex="16pt" style:font-weight-complex="bold"/>
    </style:style>
    <style:style style:name="T1" style:family="text">
      <style:text-properties fo:font-size="14pt" style:font-size-asian="14pt" style:font-name-complex="Ari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Arial" style:font-size-complex="14pt"/>
    </style:style>
    <style:style style:name="T4" style:family="text">
      <style:text-properties fo:font-size="14pt" fo:letter-spacing="0.0008in" style:font-size-asian="14pt" style:font-name-complex="Arial" style:font-size-complex="14pt"/>
    </style:style>
    <style:style style:name="T5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6" style:family="text">
      <style:text-properties fo:font-size="16pt" fo:font-weight="bold" officeooo:rsid="0003aa35" style:font-size-asian="16pt" style:font-weight-asian="bold" style:font-name-complex="Arial" style:font-size-complex="16pt" style:font-weight-complex="bold"/>
    </style:style>
    <style:style style:name="T7" style:family="text">
      <style:text-properties fo:font-size="16pt" fo:language="en" fo:country="US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font-size="16pt" fo:language="en" fo:country="US" fo:font-weight="bold" officeooo:rsid="0003aa35" style:font-size-asian="16pt" style:font-weight-asian="bold" style:font-name-complex="Arial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name-complex="Arial" style:font-size-complex="16pt" style:font-weight-complex="bold"/>
    </style:style>
    <style:style style:name="T10" style:family="text">
      <style:text-properties fo:language="en" fo:country="US" style:font-name-complex="Ari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</text:p>
      <text:p text:style-name="P9">образовательное учреждение высшего образования </text:p>
      <text:p text:style-name="P2"><text:span text:style-name="T4">«</text:span><text:span text:style-name="T1">Санкт-Петербургский национальный исследовательский университет</text:span></text:p>
      <text:p text:style-name="P5"><text:s/>ИТМО»</text:p>
      <text:p text:style-name="P1"/>
      <text:p text:style-name="P1"><text:span text:style-name="T2">Факультет программной инженерии и компьютерной техники</text:span><text:span text:style-name="T2"/></text:p>
      <text:p text:style-name="P1"><text:span text:style-name="T2">Направление подготовки: Информатика и вычислительная техника</text:span><text:span text:style-name="T2"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5">Лабораторная работа №</text:span><text:span text:style-name="T8">6</text:span><text:span text:style-name="T5"> по дисциплине</text:span></text:p>
      <text:p text:style-name="P3"><text:span text:style-name="T5">“</text:span><text:span text:style-name="T9">Основы профессиональной деятельности</text:span><text:span text:style-name="T5">”</text:span></text:p>
      <text:p text:style-name="P3"><text:span text:style-name="T5">Вариант №</text:span><text:span text:style-name="T6">6</text:span><text:span text:style-name="T7">221</text:span></text:p>
      <text:p text:style-name="P4"/>
      <text:p text:style-name="P4"/>
      <text:p text:style-name="P4"/>
      <text:p text:style-name="P6"/>
      <text:p text:style-name="P6"/>
      <text:p text:style-name="P4"/>
      <text:p text:style-name="P4"/>
      <text:p text:style-name="P6"/>
      <text:p text:style-name="P7">Студент: </text:p>
      <text:p text:style-name="P7">Корхонен Артём Андреевич</text:p>
      <text:p text:style-name="P11"><text:span text:style-name="T1">Группа </text:span><text:span text:style-name="T3">P3132</text:span></text:p>
      <text:p text:style-name="P7">Преподаватель: </text:p>
      <text:p text:style-name="P10">Деменев Тимур Гурбанович</text:p>
      <text:p text:style-name="P8"/>
      <text:p text:style-name="P8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4">Санкт-Петербург</text:p>
      <text:p text:style-name="P3"><text:span text:style-name="T1">202</text:span><text:span text:style-name="T3">5</text:span></text:p>
      <text:p text:style-name="P12"><text:soft-page-break/><text:span text:style-name="T10">Текст задания</text:span></text:p>
      <text:p text:style-name="P13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 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list text:style-name="L1">
        <text:list-item>
          <text:p text:style-name="P22">Основная программа должна инкрементировать содержимое X (ячейки памяти с адресом 03816) в цикле.</text:p>
        </text:list-item>
        <text:list-item>
          <text:p text:style-name="P22">Обработчик прерывания должен по нажатию кнопки готовности ВУ-1 осуществлять вывод результата вычисления функции F(X)=-7X-1 на данное ВУ, a по нажатию кнопки готовности ВУ-2 выполнить операцию побитового 'ИЛИ' содержимого РД данного ВУ и Х, результат записать в Х</text:p>
        </text:list-item>
        <text:list-item>
          <text:p text:style-name="P22">Если Х оказывается вне ОДЗ при выполнении любой операции по его изменению, то необходимо в Х записать минимальное по ОДЗ число.</text:p>
        </text:list-item>
      </text:list>
      <text:p text:style-name="P17">Вычисление ОДЗ</text:p>
      <text:p text:style-name="P16"><draw:frame draw:style-name="fr1" draw:name="Object1" text:anchor-type="as-char" svg:y="-0.5189in" svg:width="2.6409in" svg:height="1.0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Программа на ассемблере</text:p>
      <text:p text:style-name="P14">ORG 0x000</text:p>
      <text:p text:style-name="P14">V0: WORD <text:s text:c="3"/>$DEF, <text:s text:c="2"/>0x180</text:p>
      <text:p text:style-name="P14">V1: WORD <text:s text:c="3"/>$INT1, <text:s text:c="2"/>0x180</text:p>
      <text:p text:style-name="P14">V2: WORD <text:s text:c="3"/>$INT2, <text:s text:c="2"/>0x180</text:p>
      <text:p text:style-name="P14">V3: WORD <text:s text:c="3"/>$DEF, <text:s text:c="2"/>0x180</text:p>
      <text:p text:style-name="P14">V4: WORD <text:s text:c="3"/>$DEF, <text:s text:c="2"/>0x180</text:p>
      <text:p text:style-name="P14">V5: WORD <text:s text:c="3"/>$DEF, <text:s text:c="2"/>0x180</text:p>
      <text:p text:style-name="P14">V6: WORD <text:s text:c="3"/>$DEF, <text:s text:c="2"/>0x180</text:p>
      <text:p text:style-name="P14">V7: WORD <text:s text:c="3"/>$DEF, <text:s text:c="2"/>0x180</text:p>
      <text:p text:style-name="P14"/>
      <text:p text:style-name="P14">ORG 0x10</text:p>
      <text:p text:style-name="P14">X: <text:s/>WORD <text:s text:c="3"/>0x0000</text:p>
      <text:p text:style-name="P14">MIN: <text:s text:c="3"/>WORD <text:s text:c="3"/>0xFFEE</text:p>
      <text:p text:style-name="P14">MAX: <text:s text:c="3"/>WORD <text:s text:c="3"/>0x0012</text:p>
      <text:p text:style-name="P14"/>
      <text:p text:style-name="P14">ORG 0x15</text:p>
      <text:p text:style-name="P14">DEF: <text:s text:c="3"/>IRET</text:p>
      <text:p text:style-name="P14"/>
      <text:p text:style-name="P14">ORG 0x20</text:p>
      <text:p text:style-name="P14">INT1: <text:s text:c="2"/>PUSH</text:p>
      <text:p text:style-name="P14"><text:s text:c="4"/>HLT</text:p>
      <text:p text:style-name="P14"><text:s text:c="4"/>LD <text:s/>X</text:p>
      <text:p text:style-name="P14"><text:s text:c="4"/>ASL</text:p>
      <text:p text:style-name="P14"><text:s text:c="4"/>ASL</text:p>
      <text:p text:style-name="P14"><text:soft-page-break/><text:s text:c="4"/>ASL</text:p>
      <text:p text:style-name="P14"><text:s text:c="4"/>SUB X</text:p>
      <text:p text:style-name="P14"><text:s text:c="4"/>NEG</text:p>
      <text:p text:style-name="P14"><text:s text:c="4"/>DEC</text:p>
      <text:p text:style-name="P14"><text:s text:c="4"/>OUT 2</text:p>
      <text:p text:style-name="P14"><text:s text:c="4"/>POP</text:p>
      <text:p text:style-name="P14"><text:s text:c="4"/>HLT</text:p>
      <text:p text:style-name="P14"><text:s text:c="4"/>IRET</text:p>
      <text:p text:style-name="P14"/>
      <text:p text:style-name="P14">ORG 0x30</text:p>
      <text:p text:style-name="P14">INT2: <text:s text:c="2"/>PUSH</text:p>
      <text:p text:style-name="P14"><text:s text:c="4"/>HLT</text:p>
      <text:p text:style-name="P14"><text:s text:c="4"/>IN <text:s/>4</text:p>
      <text:p text:style-name="P14"><text:s text:c="4"/>OR <text:s/>X</text:p>
      <text:p text:style-name="P14"><text:s text:c="4"/>ST <text:s/>X</text:p>
      <text:p text:style-name="P14"><text:s text:c="4"/>POP</text:p>
      <text:p text:style-name="P14"><text:s text:c="4"/>HLT</text:p>
      <text:p text:style-name="P14"><text:s text:c="4"/>IRET</text:p>
      <text:p text:style-name="P14"/>
      <text:p text:style-name="P14">ORG 0x40</text:p>
      <text:p text:style-name="P14">CHECK:</text:p>
      <text:p text:style-name="P14">CHECK1: CMP MIN</text:p>
      <text:p text:style-name="P14"><text:s text:c="4"/>BPL CHECK2</text:p>
      <text:p text:style-name="P14"><text:s text:c="4"/>LD <text:s/>MIN</text:p>
      <text:p text:style-name="P14">CHECK2: CMP MAX</text:p>
      <text:p text:style-name="P14"><text:s text:c="4"/>BMI RETURN</text:p>
      <text:p text:style-name="P14"><text:s text:c="4"/>LD <text:s/>MIN</text:p>
      <text:p text:style-name="P14">RETURN: RET</text:p>
      <text:p text:style-name="P14"/>
      <text:p text:style-name="P14"><text:soft-page-break/>ORG 0x50</text:p>
      <text:p text:style-name="P14">START: <text:s/>DI</text:p>
      <text:p text:style-name="P14"><text:s text:c="4"/>LD <text:s/>#0x9</text:p>
      <text:p text:style-name="P14"><text:s text:c="4"/>OUT 0x3</text:p>
      <text:p text:style-name="P14"><text:s text:c="4"/>LD <text:s/>#0xA</text:p>
      <text:p text:style-name="P14"><text:s text:c="4"/>OUT 0x5</text:p>
      <text:p text:style-name="P14"><text:s text:c="4"/>EI</text:p>
      <text:p text:style-name="P14"><text:s text:c="4"/>JUMP <text:s text:c="3"/>PROG</text:p>
      <text:p text:style-name="P14"/>
      <text:p text:style-name="P14">ORG 0x60</text:p>
      <text:p text:style-name="P14">PROG: <text:s text:c="2"/>EI</text:p>
      <text:p text:style-name="P14"><text:s text:c="4"/>CLA</text:p>
      <text:p text:style-name="P14"/>
      <text:p text:style-name="P14">PROG_LOOP: <text:s text:c="2"/></text:p>
      <text:p text:style-name="P14"><text:s text:c="4"/>DI</text:p>
      <text:p text:style-name="P14"><text:s text:c="4"/>LD <text:s/>X</text:p>
      <text:p text:style-name="P14"><text:s text:c="4"/>INC</text:p>
      <text:p text:style-name="P14"><text:s text:c="4"/>CALL <text:s text:c="3"/>CHECK</text:p>
      <text:p text:style-name="P14"><text:s text:c="4"/>ST <text:s/>X</text:p>
      <text:p text:style-name="P14"><text:s text:c="4"/>EI</text:p>
      <text:p text:style-name="P14"><text:s text:c="4"/>JUMP <text:s text:c="3"/>PROG_LOOP</text:p>
      <text:p text:style-name="P14"/>
      <text:p text:style-name="P19">Методика проверки обработки прерываний</text:p>
      <text:p text:style-name="P14">1) Загрузить программу в БЭВМ</text:p>
      <text:p text:style-name="P14">2) Запустить программу с адреса 0x50</text:p>
      <text:p text:style-name="P14">3) Установить “Готовность ВУ-1”</text:p>
      <text:p text:style-name="P14">4) Дождаться остановки</text:p>
      <text:p text:style-name="P14">5) Записать X из памяти БЭВМ</text:p>
      <text:p text:style-name="P14">6) Нажать “Продолжить”</text:p>
      <text:p text:style-name="P14">7) Записать результат обработки прерывания – полученное значение f(x) = -7x-1 из DR контроллера ВУ-1</text:p>
      <text:p text:style-name="P14">8) Нажать “Продолжить”</text:p>
      <text:p text:style-name="P14">9) Ввести в ВУ-2 число</text:p>
      <text:p text:style-name="P14">10) Установить “Готовность ВУ-2”</text:p>
      <text:p text:style-name="P14">11) Дождаться остановки</text:p>
      <text:p text:style-name="P14">12) Записать X из памяти БЭВМ</text:p>
      <text:p text:style-name="P14">13) Нажать “Продолжить”</text:p>
      <text:p text:style-name="P14">14) Записать результат обработки прерывания – DR OR X из DR контроллера ВУ-2</text:p>
      <text:p text:style-name="P15">15) Расчитать ожидаемое значение переменной X после обработки прерывания и сравнить</text:p>
      <text:p text:style-name="P24">Методика проверки основной программы</text:p>
      <text:p text:style-name="P14">1) Загрузить программу в БЭВМ</text:p>
      <text:p text:style-name="P14">2) Записать в X максимальное значение по ОДЗ (0012)</text:p>
      <text:p text:style-name="P14">3) Запустить программу в режиме остановки</text:p>
      <text:p text:style-name="P14">4) Пройти нужное количество шагов для проверки программы с ОДЗ</text:p>
      <text:p text:style-name="P20">Вывод</text:p>
      <text:p text:style-name="P23">При выполнении данной лабораторной работы мне удалось разобраться, как выполнять обмен данными с ВУ-1 и ВУ-2 в режиме прерываний. Также мне удалось лучше разобраться в цикле прерывания, а также улучшить свои умения в написании программ на ассемблер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2:58:26.375300369</meta:creation-date>
    <dc:date>2025-06-26T16:18:04.140852130</dc:date>
    <meta:editing-duration>PT3H39M29S</meta:editing-duration>
    <meta:editing-cycles>5</meta:editing-cycles>
    <meta:generator>LibreOffice/7.4.7.2$Linux_X86_64 LibreOffice_project/40$Build-2</meta:generator>
    <meta:document-statistic meta:table-count="0" meta:image-count="0" meta:object-count="1" meta:page-count="6" meta:paragraph-count="113" meta:word-count="498" meta:character-count="3488" meta:non-whitespace-character-count="286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stretchy="false">−</mo>
                <mn>128</mn>
              </mrow>
              <mo stretchy="false">≤</mo>
              <mrow>
                <mo stretchy="false">−</mo>
                <mn>7</mn>
              </mrow>
            </mrow>
            <mrow>
              <mrow>
                <mi>x</mi>
                <mo stretchy="false">−</mo>
                <mn>1</mn>
              </mrow>
              <mo stretchy="false">≤</mo>
              <mn>127</mn>
            </mrow>
          </mrow>
        </mtd>
      </mtr>
      <mtr>
        <mtd>
          <mrow>
            <mrow>
              <mrow>
                <mrow/>
                <mo stretchy="false">−</mo>
                <mn>127</mn>
              </mrow>
              <mo stretchy="false">≤</mo>
              <mrow>
                <mo stretchy="false">−</mo>
                <mn>7</mn>
              </mrow>
            </mrow>
            <mrow>
              <mi>x</mi>
              <mo stretchy="false">≤</mo>
              <mn>128</mn>
            </mrow>
          </mrow>
        </mtd>
      </mtr>
      <mtr>
        <mtd>
          <mrow>
            <mrow>
              <mrow/>
              <mo stretchy="false">−</mo>
              <mn>18</mn>
            </mrow>
            <mo stretchy="false">≤</mo>
            <mi>x</mi>
            <mo stretchy="false">≤</mo>
            <mn>18</mn>
          </mrow>
        </mtd>
      </mtr>
      <mtr>
        <mtd>
          <mrow>
            <mrow/>
            <mrow>
              <msub>
                <mn>18</mn>
                <mn>10</mn>
              </msub>
              <mo stretchy="false">=</mo>
              <mn>0000.0000</mn>
            </mrow>
            <mn>.0001</mn>
            <mrow>
              <mn>.0010</mn>
              <mo stretchy="false">=</mo>
              <msub>
                <mn>0012</mn>
                <mn>16</mn>
              </msub>
            </mrow>
          </mrow>
        </mtd>
      </mtr>
      <mtr>
        <mtd>
          <mrow>
            <mrow>
              <mrow>
                <mrow/>
                <mo stretchy="false">−</mo>
                <msub>
                  <mn>18</mn>
                  <mn>10</mn>
                </msub>
              </mrow>
              <mo stretchy="false">=</mo>
              <mn>1111.1111</mn>
            </mrow>
            <mn>.1110</mn>
            <mrow>
              <mn>.1110</mn>
              <mo stretchy="false">=</mo>
              <msub>
                <mi mathvariant="italic">FFEE</mi>
                <mn>16</mn>
              </msub>
            </mrow>
          </mrow>
        </mtd>
      </mtr>
    </mtable>
    <annotation encoding="StarMath 5.0">-128 &lt;= -7x-1 &lt;= 127
newline{}
-127 &lt;= -7x &lt;= 128
newline{}
-18 &lt;= x &lt;= 18
newline{}
18_10 = 0000.0000.0001.0010 = 0012_16
newline{}
-18_10 = 1111.1111.1110.1110 = FFEE_16</annotation>
  </semantics>
</math>
</file>